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31d82" officeooo:paragraph-rsid="00031d82"/>
    </style:style>
    <style:style style:name="P2" style:family="paragraph" style:parent-style-name="Standard">
      <style:text-properties officeooo:rsid="00037961" officeooo:paragraph-rsid="00037961"/>
    </style:style>
    <style:style style:name="P3" style:family="paragraph" style:parent-style-name="Standard">
      <style:text-properties officeooo:rsid="00046808" officeooo:paragraph-rsid="00046808"/>
    </style:style>
    <style:style style:name="P4" style:family="paragraph" style:parent-style-name="Standard">
      <style:text-properties officeooo:rsid="0005f3af" officeooo:paragraph-rsid="0005f3af"/>
    </style:style>
    <style:style style:name="P5" style:family="paragraph" style:parent-style-name="Standard">
      <style:text-properties officeooo:rsid="0007597b" officeooo:paragraph-rsid="0007597b"/>
    </style:style>
    <style:style style:name="P6" style:family="paragraph" style:parent-style-name="Standard">
      <style:text-properties officeooo:rsid="000853c6" officeooo:paragraph-rsid="000853c6"/>
    </style:style>
    <style:style style:name="P7" style:family="paragraph" style:parent-style-name="Standard">
      <style:text-properties officeooo:rsid="000a4d14" officeooo:paragraph-rsid="00046808"/>
    </style:style>
    <style:style style:name="P8" style:family="paragraph" style:parent-style-name="Standard">
      <style:paragraph-properties fo:break-before="page"/>
      <style:text-properties officeooo:rsid="00046808" officeooo:paragraph-rsid="00046808"/>
    </style:style>
    <style:style style:name="T1" style:family="text">
      <style:text-properties officeooo:rsid="0004680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 fé na dimensão pública e política.</text:p>
      <text:p text:style-name="P1"/>
      <text:p text:style-name="P1">Ênfase e a vivacidade que a igreja tinha antigamente.</text:p>
      <text:p text:style-name="P1">Workshop de projetos. Edital de 520mil Reais pra ser gasto. Politica e tals. Não precisa fritas pastel? Pog?</text:p>
      <text:p text:style-name="P1"/>
      <text:p text:style-name="P1"/>
      <text:p text:style-name="P1"/>
      <text:p text:style-name="P2">Ed René Kivitz</text:p>
      <text:p text:style-name="P2"/>
      <text:p text:style-name="P2">blablablablablablablablablablablablablablablablablablablablablablablablablablablablablablablablablablablablablablablablablablablablablablablablablablablablablablablablablablablablablablablablablablablablablablablablablablablablablablablablablablablablablablablablablablablablablablablablablablablablablablablablablablablablablablablablablablablablablablablablablablablablablablablablablablablablablablablablablablablablablablablablablablablablablablablablablablablablablablablablablablablablablablablablablablablablablablablablablablablablablablablablablablablablablablablablablablablablablablablablablablablablablablablabla</text:p>
      <text:p text:style-name="P2"/>
      <text:p text:style-name="P2">Dimensão politica da fé cristã</text:p>
      <text:p text:style-name="P2"/>
      <text:p text:style-name="P2">Justificar que a fé cristã tem uma dimensão política</text:p>
      <text:p text:style-name="P2"/>
      <text:p text:style-name="P2">→ Jesus que nos foi apresentado</text:p>
      <text:p text:style-name="P2"/>
      <text:p text:style-name="P2">→ Jesus individualizado</text:p>
      <text:p text:style-name="P2"><text:s/><text:span text:style-name="T1">Sistemas e estruturas da sociedade</text:span></text:p>
      <text:p text:style-name="P2"/>
      <text:p text:style-name="P3">Uma mensagem ética e moral. Tendo maior condição de exito na vida individual</text:p>
      <text:p text:style-name="P3"/>
      <text:p text:style-name="P2">→<text:span text:style-name="T1"> Jesus transcendente</text:span></text:p>
      <text:p text:style-name="P3">Uma mensagem de um Jesus divino</text:p>
      <text:p text:style-name="P3"/>
      <text:p text:style-name="P2">→ Jesus espiritualizado</text:p>
      <text:p text:style-name="P3">Uma mensagem</text:p>
      <text:p text:style-name="P2"/>
      <text:p text:style-name="P2">→ Jesus religiogizad<text:span text:style-name="T1">o</text:span></text:p>
      <text:p text:style-name="P2"/>
      <text:p text:style-name="P2"/>
      <text:p text:style-name="P3">Uma sabedoria muito próxima de outras realidades: ética, feitiçaria, individualizado</text:p>
      <text:p text:style-name="P3"/>
      <text:p text:style-name="P3">→ Um Jesus que fala para indivíduos.</text:p>
      <text:p text:style-name="P3"/>
      <text:p text:style-name="P7"/>
      <text:p text:style-name="P8">Jesus é colocado como uma personalidade religiosa. Um líder religioso. Ele está no panteão de Deuses.</text:p>
      <text:p text:style-name="P3"/>
      <text:p text:style-name="P3">Jesus não é um líder religioso, e além disso, ele não foi percebido por seus ouvintes originais, nem mesmo para os judeus como um líder religioso. Ele foi condenado, um blasfemo. Um messias, autoridade suprema sobre a nação.</text:p>
      <text:p text:style-name="P3"/>
      <text:p text:style-name="P4">O reino de Deus chegou.</text:p>
      <text:p text:style-name="P4"/>
      <text:p text:style-name="P4">Jesus é o meu Senhor tem aplicações absolutas a partir de agora. Nossas ações são transformadas.</text:p>
      <text:p text:style-name="P4"/>
      <text:p text:style-name="P5">Em vez da igreja ser protagonista de um Reino que não tem fim e que opera com uma lógica completamente diferente das lógicas da babilônia. Nós temos uma igreja que quer assumir o trono da babilônia e governar a babilônia.</text:p>
      <text:p text:style-name="P5"/>
      <text:p text:style-name="P5">A igreja não vai como igreja, mas vai como cidadãos.</text:p>
      <text:p text:style-name="P5">A estrutura social estava corrompida por inteiro. Por isso Deus levantava os profetas.</text:p>
      <text:p text:style-name="P5">A igreja não deve assumir o governo do país, nem impor sobre o país nossa religião. </text:p>
      <text:p text:style-name="P6"/>
      <text:p text:style-name="P6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Carlito" fo:font-family="Carlito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padding="0.049cm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0T19:25:48.827936993</meta:creation-date>
    <dc:title>Modern</dc:title>
    <meta:generator>LibreOffice/6.4.7.2$Linux_X86_64 LibreOffice_project/40$Build-2</meta:generator>
    <meta:editing-duration>PT32M10S</meta:editing-duration>
    <meta:editing-cycles>5</meta:editing-cycles>
    <dc:date>2021-11-10T20:51:41.703258747</dc:date>
    <meta:document-statistic meta:table-count="0" meta:image-count="0" meta:object-count="0" meta:page-count="2" meta:paragraph-count="26" meta:word-count="267" meta:character-count="2197" meta:non-whitespace-character-count="1954"/>
    <meta:template xlink:type="simple" xlink:actuate="onRequest" xlink:title="Modern" xlink:href="../../../../../../../usr/lib/libreoffice/share/template/common/styles/Modern.ott" meta:date="2021-11-10T19:25:48.398514753"/>
  </office:meta>
</office:document-meta>
</file>